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in"/>
    </style:style>
    <style:style style:name="co3" style:family="table-column">
      <style:table-column-properties fo:break-before="auto" style:column-width="3.152in"/>
    </style:style>
    <style:style style:name="co4" style:family="table-column">
      <style:table-column-properties fo:break-before="auto" style:column-width="2.4654in"/>
    </style:style>
    <style:style style:name="co5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119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Enunt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0" table:number-rows-spanned="1">
            <text:p>Enunt: Scrieți o aplicație pentru o firmă de închiriere de filme.</text:p>
            <text:p>Aplicația stochează: </text:p>
            <text:p> filme: &lt;id&gt;,&lt;titlu&gt;,&lt;descriere&gt;,&lt;gen&gt;,etc </text:p>
            <text:p> clienți: &lt;id&gt;, &lt;nume&gt;, &lt;CNP&gt;,etc </text:p>
            <text:p>Creați o aplicație care permite: </text:p>
            <text:p> gestiunea listei de filme și clienți. </text:p>
            <text:p> adaugă, șterge, modifică, lista de filme, lista de clienți </text:p>
            <text:p> căutare film, căutare clienți. </text:p>
            <text:p> Închiriere/returnare filme </text:p>
            <text:p> Rapoarte: </text:p>
            <text:p>     Clienți cu filme închiriate ordonat dupa: nume, după numărul de filme închiriate </text:p>
            <text:p>     Cele mai inchiriate filme. </text:p>
            <text:p>     Primi 30% clienti cu cele mai multe filme (nume client și numărul de filme închiriate)</text:p>
          </table:table-cell>
          <table:covered-table-cell table:number-columns-repeated="9"/>
        </table:table-row>
      </table:table>
      <table:table table:name="Lista de functionalitati si Plan de iteratii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2"/>
        <table:table-row table:style-name="ro3" table:number-rows-repeated="3">
          <table:table-cell table:number-columns-repeated="5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1" table:number-rows-spanned="5">
            <text:p>Iteratia 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dauga film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2</text:p>
          </table:table-cell>
          <table:table-cell office:value-type="string" calcext:value-type="string">
            <text:p>Modifica film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3</text:p>
          </table:table-cell>
          <table:table-cell office:value-type="string" calcext:value-type="string">
            <text:p>Sterge film dupa id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4</text:p>
          </table:table-cell>
          <table:table-cell office:value-type="string" calcext:value-type="string">
            <text:p>Afiseaza filme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5</text:p>
          </table:table-cell>
          <table:table-cell office:value-type="string" calcext:value-type="string">
            <text:p>User Interface</text:p>
          </table:table-cell>
        </table:table-row>
        <table:table-row table:style-name="ro3">
          <table:table-cell table:number-columns-repeated="2"/>
          <table:table-cell table:style-name="ce9" office:value-type="string" calcext:value-type="string" table:number-columns-spanned="1" table:number-rows-spanned="6">
            <text:p>Iteratia 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aseste film</text:p>
          </table:table-cell>
        </table:table-row>
        <table:table-row table:style-name="ro3">
          <table:table-cell table:number-columns-repeated="2"/>
          <table:covered-table-cell table:style-name="ce8"/>
          <table:table-cell office:value-type="string" calcext:value-type="string">
            <text:p>F7</text:p>
          </table:table-cell>
          <table:table-cell office:value-type="string" calcext:value-type="string">
            <text:p>Adauga client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8</text:p>
          </table:table-cell>
          <table:table-cell office:value-type="string" calcext:value-type="string">
            <text:p>Modifica client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9</text:p>
          </table:table-cell>
          <table:table-cell office:value-type="string" calcext:value-type="string">
            <text:p>Gaseste client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10</text:p>
          </table:table-cell>
          <table:table-cell office:value-type="string" calcext:value-type="string">
            <text:p>Afiseaza clienti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11</text:p>
          </table:table-cell>
          <table:table-cell office:value-type="string" calcext:value-type="string">
            <text:p>Inchiriaza/returneaza film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 table:number-columns-spanned="1" table:number-rows-spanned="5">
            <text:p>Iteratia 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Cele mai inchiriate filme</text:p>
          </table:table-cell>
        </table:table-row>
        <table:table-row table:style-name="ro3">
          <table:table-cell table:number-columns-repeated="2"/>
          <table:covered-table-cell table:style-name="ce5"/>
          <table:table-cell office:value-type="string" calcext:value-type="string">
            <text:p>F13</text:p>
          </table:table-cell>
          <table:table-cell office:value-type="string" calcext:value-type="string">
            <text:p>Sterge client dupa id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14</text:p>
          </table:table-cell>
          <table:table-cell office:value-type="string" calcext:value-type="string">
            <text:p>Afiseaza clienti dupa nume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15</text:p>
          </table:table-cell>
          <table:table-cell office:value-type="string" calcext:value-type="string">
            <text:p>Afiseaza clienti dupa numarul de filme inchiriate</text:p>
          </table:table-cell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F16</text:p>
          </table:table-cell>
          <table:table-cell office:value-type="string" calcext:value-type="string">
            <text:p>Afiseaza primii 30% clienti cu cele mai multe filme inchiriate</text:p>
          </table:table-cell>
        </table:table-row>
        <table:table-row table:style-name="ro3" table:number-rows-repeated="1048556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cenarii de rulare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4">
          <table:table-cell table:number-columns-repeated="4"/>
          <table:table-cell table:style-name="ce6" office:value-type="string" calcext:value-type="string">
            <text:p>F1. Adauga fil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 calcext:value-type="string">
            <text:p>Utilizator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Desc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auga_film 0 </text:p>
          </table:table-cell>
          <table:table-cell/>
          <table:table-cell office:value-type="string" calcext:value-type="string">
            <text:p>apelare comanda parametrii insuficient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mar de parametrii invalid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uga_film 1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uga_film -1 titlu descriere gen</text:p>
          </table:table-cell>
          <table:table-cell/>
          <table:table-cell office:value-type="string" calcext:value-type="string">
            <text:p>apelare comanda parametrii invaliz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id Error: Id invalid!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4">
          <table:table-cell table:number-columns-repeated="4"/>
          <table:table-cell table:style-name="ce6" office:value-type="string" calcext:value-type="string">
            <text:p>F2. Modifica fil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 calcext:value-type="string">
            <text:p>Utilizator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Desc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auga_film 1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uga_film 2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_film 1 titlu_nou descriere_noua gen_nou</text:p>
          </table:table-cell>
          <table:table-cell/>
          <table:table-cell office:value-type="string" calcext:value-type="string">
            <text:p>modifica un fil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modific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iseaza_filme</text:p>
          </table:table-cell>
          <table:table-cell/>
          <table:table-cell office:value-type="string" calcext:value-type="string">
            <text:p>afiseaza filmel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1. titlu_nou, gen_nou, descriere_noua </text:p>
            <text:p>2. titlu, gen, descrie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_film 0 titlu_nou descriere_noua gen_nou</text:p>
          </table:table-cell>
          <table:table-cell/>
          <table:table-cell office:value-type="string" calcext:value-type="string">
            <text:p>apelare comanda parametrii invaliz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sitory Error: Film inexistent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4">
          <table:table-cell table:number-columns-repeated="4"/>
          <table:table-cell table:style-name="ce6" office:value-type="string" calcext:value-type="string">
            <text:p>F3. Sterge film dupa id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 calcext:value-type="string">
            <text:p>Utilizator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Desc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auga_film 1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uga_film 2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erge_film_id 1</text:p>
          </table:table-cell>
          <table:table-cell/>
          <table:table-cell office:value-type="string" calcext:value-type="string">
            <text:p>sterge un fil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sters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erge_film_id -1</text:p>
          </table:table-cell>
          <table:table-cell/>
          <table:table-cell office:value-type="string" calcext:value-type="string">
            <text:p>apelare comanda parametrii invaliz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sitory Error: Film inexistent!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4">
          <table:table-cell table:number-columns-repeated="4"/>
          <table:table-cell table:style-name="ce6" office:value-type="string" calcext:value-type="string">
            <text:p>F4. Afiseaza filme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 calcext:value-type="string">
            <text:p>Utilizator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Desc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auga_film 1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uga_film 2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iseaza_filme 0</text:p>
          </table:table-cell>
          <table:table-cell/>
          <table:table-cell office:value-type="string" calcext:value-type="string">
            <text:p>apelare comanda parametrii insuficient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mar de parametrii invalid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iseaza_filme</text:p>
          </table:table-cell>
          <table:table-cell/>
          <table:table-cell office:value-type="string" calcext:value-type="string">
            <text:p>afiseaza filmel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1. titlu, gen, descriere</text:p>
            <text:p>2. titlu, gen, descriere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4">
          <table:table-cell table:number-columns-repeated="4"/>
          <table:table-cell table:style-name="ce6" office:value-type="string" calcext:value-type="string">
            <text:p>F5. Gaseste film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 calcext:value-type="string">
            <text:p>Utilizator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Desc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auga_film 1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uga_film 2 titlu descriere gen</text:p>
          </table:table-cell>
          <table:table-cell/>
          <table:table-cell office:value-type="string" calcext:value-type="string">
            <text:p>adauga un film no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 adaugat cu succes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seste_film</text:p>
          </table:table-cell>
          <table:table-cell/>
          <table:table-cell office:value-type="string" calcext:value-type="string">
            <text:p>apelare comanda parametrii insuficient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mar de parametrii invalid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seste_film 2</text:p>
          </table:table-cell>
          <table:table-cell/>
          <table:table-cell office:value-type="string" calcext:value-type="string">
            <text:p>cauta un fil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 titlu, gen, descrie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21:32:08.482847641</meta:creation-date>
    <dc:date>2022-11-17T20:07:41.194961796</dc:date>
    <meta:editing-duration>PT1H54M31S</meta:editing-duration>
    <meta:editing-cycles>3</meta:editing-cycles>
    <meta:generator>LibreOffice/7.3.6.2$Linux_X86_64 LibreOffice_project/30$Build-2</meta:generator>
    <meta:document-statistic meta:table-count="3" meta:cell-count="116" meta:object-count="0"/>
  </office:meta>
</office:document-meta>
</file>